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1">
      <style:paragraph-properties fo:margin-left="0in" fo:margin-right="0in" fo:text-indent="0in" style:auto-text-indent="false"/>
    </style:style>
    <style:style style:name="P5"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paragraph-properties fo:margin-left="0in" fo:margin-right="0in" fo:text-indent="0in" style:auto-text-indent="false"/>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Heading_20_2">
      <style:text-properties style:font-name="Arial1" fo:font-size="14pt" style:font-size-asian="14pt" style:font-size-complex="14pt"/>
    </style:style>
    <style:style style:name="P32" style:family="paragraph" style:parent-style-name="Heading_20_1" style:master-page-name="First_20_Page">
      <style:paragraph-properties style:page-number="auto"/>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T1" style:family="text">
      <style:text-properties style:text-position="33% 8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4148736" text:id="ct54148736">
          <text:insertion>
            <office:change-info>
              <dc:creator>Bob Jacobsen</dc:creator>
              <dc:date>2012-05-30T23:27:00</dc:date>
            </office:change-info>
          </text:insertion>
        </text:changed-region>
        <text:changed-region xml:id="ct304585456" text:id="ct304585456">
          <text:insertion>
            <office:change-info>
              <dc:creator>Bob Jacobsen</dc:creator>
              <dc:date>2012-05-30T23:28:00</dc:date>
            </office:change-info>
          </text:insertion>
        </text:changed-region>
        <text:changed-region xml:id="ct304229360" text:id="ct304229360">
          <text:insertion>
            <office:change-info>
              <dc:creator>Bob Jacobsen</dc:creator>
              <dc:date>2012-05-30T06:56:00</dc:date>
            </office:change-info>
          </text:insertion>
        </text:changed-region>
        <text:changed-region xml:id="ct304229456" text:id="ct304229456">
          <text:insertion>
            <office:change-info>
              <dc:creator>Bob Jacobsen</dc:creator>
              <dc:date>2012-05-30T23:28:00</dc:date>
            </office:change-info>
          </text:insertion>
        </text:changed-region>
        <text:changed-region xml:id="ct304087312" text:id="ct304087312">
          <text:insertion>
            <office:change-info>
              <dc:creator>Bob Jacobsen</dc:creator>
              <dc:date>2012-05-30T23:30:00</dc:date>
            </office:change-info>
          </text:insertion>
        </text:changed-region>
        <text:changed-region xml:id="ct255743168" text:id="ct255743168">
          <text:insertion>
            <office:change-info>
              <dc:creator>Bob Jacobsen</dc:creator>
              <dc:date>2012-05-30T23:32:00</dc:date>
            </office:change-info>
          </text:insertion>
        </text:changed-region>
        <text:changed-region xml:id="ct255743296" text:id="ct255743296">
          <text:insertion>
            <office:change-info>
              <dc:creator>Bob Jacobsen</dc:creator>
              <dc:date>2012-05-30T23:43:00</dc:date>
            </office:change-info>
          </text:insertion>
        </text:changed-region>
        <text:changed-region xml:id="ct304087120" text:id="ct304087120">
          <text:insertion>
            <office:change-info>
              <dc:creator>Bob Jacobsen</dc:creator>
              <dc:date>2012-05-30T23:44:00</dc:date>
            </office:change-info>
          </text:insertion>
        </text:changed-region>
        <text:changed-region xml:id="ct304726144" text:id="ct304726144">
          <text:insertion>
            <office:change-info>
              <dc:creator>Bob Jacobsen</dc:creator>
              <dc:date>2012-04-22T15:24:00</dc:date>
            </office:change-info>
          </text:insertion>
        </text:changed-region>
        <text:changed-region xml:id="ct304726272" text:id="ct304726272">
          <text:insertion>
            <office:change-info>
              <dc:creator>Bob Jacobsen</dc:creator>
              <dc:date>2012-04-22T15:23:00</dc:date>
            </office:change-info>
          </text:insertion>
        </text:changed-region>
        <text:changed-region xml:id="ct305069248" text:id="ct305069248">
          <text:insertion>
            <office:change-info>
              <dc:creator>Bob Jacobsen</dc:creator>
              <dc:date>2012-04-22T15:22:00</dc:date>
            </office:change-info>
          </text:insertion>
        </text:changed-region>
        <text:changed-region xml:id="ct305069344" text:id="ct305069344">
          <text:insertion>
            <office:change-info>
              <dc:creator>Bob Jacobsen</dc:creator>
              <dc:date>2012-04-22T15:23:00</dc:date>
            </office:change-info>
          </text:insertion>
        </text:changed-region>
        <text:changed-region xml:id="ct305069472" text:id="ct305069472">
          <text:insertion>
            <office:change-info>
              <dc:creator>Bob Jacobsen</dc:creator>
              <dc:date>2012-04-22T15:24:00</dc:date>
            </office:change-info>
          </text:insertion>
        </text:changed-region>
        <text:changed-region xml:id="ct304101344" text:id="ct304101344">
          <text:deletion>
            <office:change-info>
              <dc:creator>Bob Jacobsen</dc:creator>
              <dc:date>2012-05-30T06:55:00</dc:date>
            </office:change-info>
            <text:p text:style-name="Standard">plain ASCII 7</text:p>
          </text:deletion>
        </text:changed-region>
        <text:changed-region xml:id="ct255221040" text:id="ct255221040">
          <text:insertion>
            <office:change-info>
              <dc:creator>Bob Jacobsen</dc:creator>
              <dc:date>2012-05-30T06:55:00</dc:date>
            </office:change-info>
          </text:insertion>
        </text:changed-region>
        <text:changed-region xml:id="ct304305136" text:id="ct304305136">
          <text:deletion>
            <office:change-info>
              <dc:creator>Bob Jacobsen</dc:creator>
              <dc:date>2012-05-30T06:55:00</dc:date>
            </office:change-info>
            <text:p text:style-name="Standard">-bit</text:p>
          </text:deletion>
        </text:changed-region>
        <text:changed-region xml:id="ct304312224" text:id="ct304312224">
          <text:insertion>
            <office:change-info>
              <dc:creator>Bob Jacobsen</dc:creator>
              <dc:date>2012-05-30T06:55:00</dc:date>
            </office:change-info>
          </text:insertion>
        </text:changed-region>
        <text:changed-region xml:id="ct304585744" text:id="ct304585744">
          <text:deletion>
            <office:change-info>
              <dc:creator>Bob Jacobsen</dc:creator>
              <dc:date>2012-05-30T06:57:00</dc:date>
            </office:change-info>
            <text:p text:style-name="Standard"><text:s/>We want to retain the 0x80 bit in the first byte as a way of eventually indicating other codings. XML strings can start with a UTF BOM (either 0xEF, 0xFF or 0xFE in the 1<text:span text:style-name="T1">st</text:span> byte, since there's no need to support UTF-32BE or UTF-32LE), or the ASCII text for “&lt;?xml” which starts with 0x3C. </text:p>
          </text:deletion>
        </text:changed-region>
        <text:changed-region xml:id="ct255222992" text:id="ct255222992">
          <text:insertion>
            <office:change-info>
              <dc:creator>Bob Jacobsen</dc:creator>
              <dc:date>2012-05-30T23:29:00</dc:date>
            </office:change-info>
          </text:insertion>
        </text:changed-region>
        <text:changed-region xml:id="ct255246240" text:id="ct255246240">
          <text:insertion>
            <office:change-info>
              <dc:creator>Bob Jacobsen</dc:creator>
              <dc:date>2012-05-30T06:57:00</dc:date>
            </office:change-info>
          </text:insertion>
        </text:changed-region>
        <text:changed-region xml:id="ct255790320" text:id="ct255790320">
          <text:insertion>
            <office:change-info>
              <dc:creator>Bob Jacobsen</dc:creator>
              <dc:date>2012-05-30T23:47:00</dc:date>
            </office:change-info>
          </text:insertion>
        </text:changed-region>
        <text:changed-region xml:id="ct255790448" text:id="ct255790448">
          <text:insertion>
            <office:change-info>
              <dc:creator>Bob Jacobsen</dc:creator>
              <dc:date>2012-04-22T15:21:00</dc:date>
            </office:change-info>
          </text:insertion>
        </text:changed-region>
        <text:changed-region xml:id="ct255246336" text:id="ct255246336">
          <text:deletion>
            <office:change-info>
              <dc:creator>Bob Jacobsen</dc:creator>
              <dc:date>2012-04-22T15:21:00</dc:date>
            </office:change-info>
            <text:p text:style-name="Standard"><text:s/></text:p>
          </text:deletion>
        </text:changed-region>
        <text:changed-region xml:id="ct54148464" text:id="ct54148464">
          <text:insertion>
            <office:change-info>
              <dc:creator>Bob Jacobsen</dc:creator>
              <dc:date>2012-04-22T15:21:00</dc:date>
            </office:change-info>
          </text:insertion>
        </text:changed-region>
        <text:changed-region xml:id="ct255790544" text:id="ct255790544">
          <text:deletion>
            <office:change-info>
              <dc:creator>Bob Jacobsen</dc:creator>
              <dc:date>2012-04-22T15:21:00</dc:date>
            </office:change-info>
            <text:p text:style-name="Standard">s </text:p>
          </text:deletion>
        </text:changed-region>
        <text:changed-region xml:id="ct304344112" text:id="ct304344112">
          <text:insertion>
            <office:change-info>
              <dc:creator>Bob Jacobsen</dc:creator>
              <dc:date>2012-04-22T15:22:00</dc:date>
            </office:change-info>
          </text:insertion>
        </text:changed-region>
        <text:changed-region xml:id="ct255743456" text:id="ct255743456">
          <text:insertion>
            <office:change-info>
              <dc:creator>Bob Jacobsen</dc:creator>
              <dc:date>2012-05-14T07:48:00</dc:date>
            </office:change-info>
          </text:insertion>
        </text:changed-region>
        <text:changed-region xml:id="ct255804656" text:id="ct255804656">
          <text:insertion>
            <office:change-info>
              <dc:creator>Bob Jacobsen</dc:creator>
              <dc:date>2012-05-14T07:49:00</dc:date>
            </office:change-info>
          </text:insertion>
        </text:changed-region>
        <text:changed-region xml:id="ct304515920" text:id="ct304515920">
          <text:insertion>
            <office:change-info>
              <dc:creator>Bob Jacobsen</dc:creator>
              <dc:date>2012-05-14T07:50:00</dc:date>
            </office:change-info>
          </text:insertion>
        </text:changed-region>
        <text:changed-region xml:id="ct304229584" text:id="ct304229584">
          <text:insertion>
            <office:change-info>
              <dc:creator>Bob Jacobsen</dc:creator>
              <dc:date>2012-05-30T07:01:00</dc:date>
            </office:change-info>
          </text:insertion>
        </text:changed-region>
        <text:changed-region xml:id="ct304566560" text:id="ct304566560">
          <text:insertion>
            <office:change-info>
              <dc:creator>Bob Jacobsen</dc:creator>
              <dc:date>2012-05-30T07:01:00</dc:date>
            </office:change-info>
          </text:insertion>
        </text:changed-region>
        <text:changed-region xml:id="ct53975792" text:id="ct53975792">
          <text:insertion>
            <office:change-info>
              <dc:creator>Bob Jacobsen</dc:creator>
              <dc:date>2012-05-30T07:01:00</dc:date>
            </office:change-info>
          </text:insertion>
        </text:changed-region>
        <text:changed-region xml:id="ct53975888" text:id="ct53975888">
          <text:insertion>
            <office:change-info>
              <dc:creator>Bob Jacobsen</dc:creator>
              <dc:date>2012-05-30T07:01:00</dc:date>
            </office:change-info>
          </text:insertion>
        </text:changed-region>
        <text:changed-region xml:id="ct304308928" text:id="ct304308928">
          <text:insertion>
            <office:change-info>
              <dc:creator>Bob Jacobsen</dc:creator>
              <dc:date>2012-05-30T07:01:00</dc:date>
            </office:change-info>
          </text:insertion>
        </text:changed-region>
        <text:changed-region xml:id="ct304422032" text:id="ct304422032">
          <text:insertion>
            <office:change-info>
              <dc:creator>Bob Jacobsen</dc:creator>
              <dc:date>2012-05-30T07:01:00</dc:date>
            </office:change-info>
          </text:insertion>
        </text:changed-region>
        <text:changed-region xml:id="ct304217504" text:id="ct304217504">
          <text:insertion>
            <office:change-info>
              <dc:creator>Bob Jacobsen</dc:creator>
              <dc:date>2012-05-30T07:01:00</dc:date>
            </office:change-info>
          </text:insertion>
        </text:changed-region>
        <text:changed-region xml:id="ct304308096" text:id="ct304308096">
          <text:insertion>
            <office:change-info>
              <dc:creator>Bob Jacobsen</dc:creator>
              <dc:date>2012-05-30T07:01:00</dc:date>
            </office:change-info>
          </text:insertion>
        </text:changed-region>
        <text:changed-region xml:id="ct304308192" text:id="ct304308192">
          <text:insertion>
            <office:change-info>
              <dc:creator>Bob Jacobsen</dc:creator>
              <dc:date>2012-05-30T07:01:00</dc:date>
            </office:change-info>
          </text:insertion>
        </text:changed-region>
        <text:changed-region xml:id="ct304308288" text:id="ct304308288">
          <text:insertion>
            <office:change-info>
              <dc:creator>Bob Jacobsen</dc:creator>
              <dc:date>2012-05-30T07:01:00</dc:date>
            </office:change-info>
          </text:insertion>
        </text:changed-region>
        <text:changed-region xml:id="ct304217680" text:id="ct304217680">
          <text:insertion>
            <office:change-info>
              <dc:creator>Bob Jacobsen</dc:creator>
              <dc:date>2012-05-30T07:01:00</dc:date>
            </office:change-info>
          </text:insertion>
        </text:changed-region>
        <text:changed-region xml:id="ct255796416" text:id="ct255796416">
          <text:insertion>
            <office:change-info>
              <dc:creator>Bob Jacobsen</dc:creator>
              <dc:date>2012-05-30T07:01:00</dc:date>
            </office:change-info>
          </text:insertion>
        </text:changed-region>
        <text:changed-region xml:id="ct304527776" text:id="ct304527776">
          <text:insertion>
            <office:change-info>
              <dc:creator>Bob Jacobsen</dc:creator>
              <dc:date>2012-05-30T07:02:00</dc:date>
            </office:change-info>
          </text:insertion>
        </text:changed-region>
        <text:changed-region xml:id="ct304537760" text:id="ct304537760">
          <text:insertion>
            <office:change-info>
              <dc:creator>Bob Jacobsen</dc:creator>
              <dc:date>2012-05-30T07:03:00</dc:date>
            </office:change-info>
          </text:insertion>
        </text:changed-region>
        <text:changed-region xml:id="ct304562624" text:id="ct304562624">
          <text:deletion>
            <office:change-info>
              <dc:creator>Bob Jacobsen</dc:creator>
              <dc:date>2012-05-30T07:03:00</dc:date>
            </office:change-info>
            <text:p text:style-name="Standard">Message Type Indicator</text:p>
          </text:deletion>
        </text:changed-region>
        <text:changed-region xml:id="ct304260176" text:id="ct304260176">
          <text:insertion>
            <office:change-info>
              <dc:creator>Bob Jacobsen</dc:creator>
              <dc:date>2012-05-30T07:03:00</dc:date>
            </office:change-info>
          </text:insertion>
        </text:changed-region>
        <text:changed-region xml:id="ct304562736" text:id="ct304562736">
          <text:deletion>
            <office:change-info>
              <dc:creator>Bob Jacobsen</dc:creator>
              <dc:date>2012-05-30T07:03:00</dc:date>
            </office:change-info>
            <text:p text:style-name="Standard">TI</text:p>
          </text:deletion>
        </text:changed-region>
        <text:changed-region xml:id="ct304247360" text:id="ct304247360">
          <text:insertion>
            <office:change-info>
              <dc:creator>Bob Jacobsen</dc:creator>
              <dc:date>2012-05-30T07:03:00</dc:date>
            </office:change-info>
          </text:insertion>
        </text:changed-region>
        <text:changed-region xml:id="ct304260384" text:id="ct304260384">
          <text:insertion>
            <office:change-info>
              <dc:creator>Bob Jacobsen</dc:creator>
              <dc:date>2012-05-30T07:04:00</dc:date>
            </office:change-info>
          </text:insertion>
        </text:changed-region>
        <text:changed-region xml:id="ct304574224" text:id="ct304574224">
          <text:deletion>
            <office:change-info>
              <dc:creator>Bob Jacobsen</dc:creator>
              <dc:date>2012-05-30T07:04:00</dc:date>
            </office:change-info>
            <text:list xml:id="list64928796" text:style-name="L1">
              <text:list-item>
                <text:p text:style-name="P1"/>
              </text:list-item>
              <text:list-item>
                <text:p text:style-name="P1"/>
              </text:list-item>
            </text:list>
          </text:deletion>
        </text:changed-region>
        <text:changed-region xml:id="ct255204560" text:id="ct255204560">
          <text:deletion>
            <office:change-info>
              <dc:creator>Bob Jacobsen</dc:creator>
              <dc:date>2012-05-30T07:02:00</dc:date>
            </office:change-info>
            <text:list xml:id="list36949586" text:continue-numbering="true" text:style-name="L1">
              <text:list-item>
                <text:p text:style-name="P1">Destination address present: Whether this message includes a destination address for a specific node. If no, the message is global.</text:p>
              </text:list-item>
            </text:list>
          </text:deletion>
        </text:changed-region>
        <text:changed-region xml:id="ct255204464" text:id="ct255204464">
          <text:deletion>
            <office:change-info>
              <dc:creator>Bob Jacobsen</dc:creator>
              <dc:date>2012-05-30T07:04:00</dc:date>
            </office:change-info>
            <text:list xml:id="list1969538156" text:continue-numbering="true" text:style-name="L1">
              <text:list-item>
                <text:p text:style-name="P1"/>
              </text:list-item>
              <text:list-item>
                <text:p text:style-name="P1"/>
              </text:list-item>
            </text:list>
          </text:deletion>
        </text:changed-region>
        <text:changed-region xml:id="ct255204368" text:id="ct255204368">
          <text:deletion>
            <office:change-info>
              <dc:creator>Bob Jacobsen</dc:creator>
              <dc:date>2012-05-30T07:03:00</dc:date>
            </office:change-info>
            <text:p text:style-name="P2">Simple subset: Whether the message is included in the “simple node subset” (defined </text:p>
          </text:deletion>
        </text:changed-region>
        <text:changed-region xml:id="ct255204272" text:id="ct255204272">
          <text:deletion>
            <office:change-info>
              <dc:creator>Bob Jacobsen</dc:creator>
              <dc:date>2012-05-30T07:00:00</dc:date>
            </office:change-info>
            <text:p text:style-name="P2">where?</text:p>
          </text:deletion>
        </text:changed-region>
        <text:changed-region xml:id="ct304247488" text:id="ct304247488">
          <text:deletion>
            <office:change-info>
              <dc:creator>Bob Jacobsen</dc:creator>
              <dc:date>2012-05-30T07:03:00</dc:date>
            </office:change-info>
            <text:p text:style-name="P2">)</text:p>
          </text:deletion>
        </text:changed-region>
        <text:changed-region xml:id="ct304260480" text:id="ct304260480">
          <text:deletion>
            <office:change-info>
              <dc:creator>Bob Jacobsen</dc:creator>
              <dc:date>2012-05-30T07:04:00</dc:date>
            </office:change-info>
            <text:list xml:id="list147989624" text:continue-numbering="true" text:style-name="L1">
              <text:list-item>
                <text:p text:style-name="P1"/>
              </text:list-item>
              <text:list-item>
                <text:p text:style-name="P1">Priority group: A number from 0 to 3 that describes the line priority of the message; 0 can be sent before 3.</text:p>
              </text:list-item>
            </text:list>
          </text:deletion>
        </text:changed-region>
        <text:changed-region xml:id="ct304546608" text:id="ct304546608">
          <text:insertion>
            <office:change-info>
              <dc:creator>Bob Jacobsen</dc:creator>
              <dc:date>2012-05-30T07:04:00</dc:date>
            </office:change-info>
          </text:insertion>
        </text:changed-region>
        <text:changed-region xml:id="ct304546736" text:id="ct304546736">
          <text:deletion>
            <office:change-info>
              <dc:creator>Bob Jacobsen</dc:creator>
              <dc:date>2012-05-30T07:04:00</dc:date>
            </office:change-info>
            <text:p text:style-name="P3">D</text:p>
          </text:deletion>
        </text:changed-region>
        <text:changed-region xml:id="ct304574448" text:id="ct304574448">
          <text:insertion>
            <office:change-info>
              <dc:creator>Bob Jacobsen</dc:creator>
              <dc:date>2012-05-30T07:04:00</dc:date>
            </office:change-info>
          </text:insertion>
        </text:changed-region>
        <text:changed-region xml:id="ct304547008" text:id="ct304547008">
          <text:deletion>
            <office:change-info>
              <dc:creator>Bob Jacobsen</dc:creator>
              <dc:date>2012-05-30T07:04:00</dc:date>
            </office:change-info>
            <text:list xml:id="list2056167579" text:continue-numbering="true" text:style-name="L1">
              <text:list-item>
                <text:p text:style-name="P4"/>
              </text:list-item>
              <text:list-item>
                <text:p text:style-name="P5">CAN frame format: Typical CAN frame, including header and data bytes. <text:s/>Source node ID alias is represented by “sss”. <text:s/>Destination node ID alias, if present, is represented by “ddd”.</text:p>
              </text:list-item>
            </text:list>
          </text:deletion>
        </text:changed-region>
        <text:changed-region xml:id="ct304267520" text:id="ct304267520">
          <text:deletion>
            <office:change-info>
              <dc:creator>Bob Jacobsen</dc:creator>
              <dc:date>2012-05-30T07:05:00</dc:date>
            </office:change-info>
            <text:p text:style-name="P6"/>
            <text:p text:style-name="P6">Example:</text:p>
            <text:p text:style-name="P7">Message Type Indicator: 0x32F4</text:p>
            <text:p text:style-name="P7">Destination address present: Yes</text:p>
            <text:p text:style-name="P7">Simple subset: Yes</text:p>
            <text:p text:style-name="P7">Priority group: 1</text:p>
            <text:p text:style-name="P7">Content: Six bytes containing bits identifying the OpenLCB protocols supported by the sending node; see Section 6 below for coding.</text:p>
            <text:p text:style-name="P8">CAN frame format: 0x18dd,dsss 32 E4 vv vv vv vv vv vv</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304726144"/></text:p>
      <text:p text:style-name="Standard"><text:change-end text:change-id="ct304726144"/><text:change-start text:change-id="ct304726272"/>Although <text:change-end text:change-id="ct304726272"/><text:change-start text:change-id="ct305069248"/>“first bit” properly denotes the most-significant bit of the field<text:change-end text:change-id="ct305069248"/><text:change-start text:change-id="ct305069344"/> being discussed, “second bit” refers to the bit adjacent to the first bit, etc<text:change-end text:change-id="ct305069344"/><text:change-start text:change-id="ct305069472"/>, it is better to refer to “most significant bit” rather than “first bit”.<text:change-end text:change-id="ct305069472"/></text:p>
      <text:p text:style-name="Standard"><text:soft-page-break/>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text:change text:change-id="ct304101344"/><text:change-start text:change-id="ct255221040"/>UTF-8<text:change-end text:change-id="ct255221040"/><text:change text:change-id="ct304305136"/> values<text:change-start text:change-id="ct304312224"/><text:note text:id="ftn1" text:note-class="footnote"><text:note-citation>1</text:note-citation><text:note-body><text:p text:style-name="Footnote"><text:change-start text:change-id="ct54148736"/>For an introduction to UTF-8 coding and how it rep<text:change-end text:change-id="ct54148736"/><text:change-start text:change-id="ct304585456"/>resents international character sets, see e.g. <text:change-end text:change-id="ct304585456"/><text:change-start text:change-id="ct304229360"/><text:a xlink:type="simple" xlink:href="http://en.wikipedia.org/wiki/UTF-8">http://en.wikipedia.org/wiki/UTF-8</text:a><text:change-end text:change-id="ct304229360"/><text:change-start text:change-id="ct304229456"/> <text:s/><text:change-end text:change-id="ct304229456"/></text:p></text:note-body></text:note><text:change-end text:change-id="ct304312224"/>. <text:change text:change-id="ct304585744"/><text:change-start text:change-id="ct255222992"/>This allows OpenLCB devices to represent all the international writing systems that are described by Unicode<text:note text:id="ftn2" text:note-class="footnote"><text:note-citation>2</text:note-citation><text:note-body><text:p text:style-name="Footnote"><text:change-start text:change-id="ct304087312"/>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text:change-end text:change-id="ct304087312"/><text:change-start text:change-id="ct255743168"/>”<text:change-end text:change-id="ct255743168"/><text:change-start text:change-id="ct255743296"/> See sections 3.9 and 3.10 in the Uni<text:change-end text:change-id="ct255743296"/><text:change-start text:change-id="ct304087120"/>code specification, link above.<text:change-end text:change-id="ct304087120"/></text:p></text:note-body></text:note> with only a small processing burden in the most common (Western alphabet) case.<text:change-end text:change-id="ct255222992"/></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change-start text:change-id="ct255246240"/></text:p>
      <text:p text:style-name="Standard">Certain standards retain the 0x80 bit in the first byte as a way of eventually indicating other codings, particularly compression of the UTF-8 text. <text:s/>If this is possible, it's specified in <text:span text:style-name="T6">the</text:span> relevant standard. For example, XML CDI strings can start with either <text:span text:style-name="T6">the</text:span> UTF-8 text for “&lt;?xml” which starts with 0x3C, or with a 0x80 followed by an indication of the format of the compressed UFT-8 text that follows. <text:change-end text:change-id="ct255246240"/><text:change-start text:change-id="ct255790320"/>See <text:span text:style-name="T6">the</text:span> individual standards for more information.<text:change-end text:change-id="ct255790320"/></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text:soft-page-break/>Commas can be used in numbers after decimal thousands (65,523), 16-bit double-bytes for hex constants (0x1234,4567), <text:span text:style-name="T6">and</text:span> four<text:change-start text:change-id="ct255790448"/>-<text:change-end text:change-id="ct255790448"/><text:change text:change-id="ct255246336"/>bit<text:change-start text:change-id="ct54148464"/> nibbles<text:change-end text:change-id="ct54148464"/><text:change text:change-id="ct255790544"/><text:change-start text:change-id="ct304344112"/> <text:change-end text:change-id="ct304344112"/>in binary (0b1000,0000). Do not put a space after the comma. <text:change-start text:change-id="ct255743456"/></text:p>
      <text:p text:style-name="Standard">Byte sequences, including both Unique ID (node ID) and Event ID values, should be shown in dotted-hex format e.g. “01.AB.34.01.CD.E3<text:change-end text:change-id="ct255743456"/><text:change-start text:change-id="ct255804656"/>”. It's recommended that leading zeros be provided on output, but not required on input. <text:s/>Dotted-<text:change-end text:change-id="ct255804656"/><text:change-start text:change-id="ct304515920"/>decimal should not be used unless it's made very clear that that is the case.<text:change-end text:change-id="ct304515920"/></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31" text:outline-level="2"><text:span text:style-name="T7">Presentation of a OpenLCB </text:span><text:span text:style-name="T8">message</text:span></text:h>
      <text:p text:style-name="Standard">OpenLCB messages are described in this format:<text:change-start text:change-id="ct304229584"/></text:p>
      <text:p text:style-name="Standard"><text:change-end text:change-id="ct30422958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text:change-start text:change-id="ct304566560"/>Name<text:change-end text:change-id="ct304566560"/></text:p>
          </table:table-cell>
          <table:table-cell table:style-name="Table3.A1" office:value-type="string">
            <text:p text:style-name="P18"><text:change-start text:change-id="ct53975792"/>Dest ID<text:change-end text:change-id="ct53975792"/></text:p>
          </table:table-cell>
          <table:table-cell table:style-name="Table3.A1" office:value-type="string">
            <text:p text:style-name="P18"><text:change-start text:change-id="ct53975888"/>Simple Node <text:change-end text:change-id="ct53975888"/></text:p>
          </table:table-cell>
          <table:table-cell table:style-name="Table3.A1" office:value-type="string">
            <text:p text:style-name="P18"><text:change-start text:change-id="ct304308928"/>Common</text:p>
            <text:p text:style-name="P18">MTI<text:change-end text:change-id="ct304308928"/></text:p>
          </table:table-cell>
          <table:table-cell table:style-name="Table3.A1" office:value-type="string">
            <text:p text:style-name="P18"><text:change-start text:change-id="ct304422032"/>CAN format<text:change-end text:change-id="ct304422032"/></text:p>
          </table:table-cell>
          <table:table-cell table:style-name="Table3.F1" office:value-type="string">
            <text:p text:style-name="P18"><text:change-start text:change-id="ct304217504"/>Data Content<text:change-end text:change-id="ct304217504"/></text:p>
          </table:table-cell>
        </table:table-row>
        <table:table-row>
          <table:table-cell table:style-name="Table3.A2" office:value-type="string">
            <text:p text:style-name="P19"/>
          </table:table-cell>
          <table:table-cell table:style-name="Table3.A2" office:value-type="string">
            <text:p text:style-name="P19"><text:change-start text:change-id="ct304308096"/>N<text:change-end text:change-id="ct304308096"/></text:p>
          </table:table-cell>
          <table:table-cell table:style-name="Table3.A2" office:value-type="string">
            <text:p text:style-name="P19"><text:change-start text:change-id="ct304308192"/>N<text:change-end text:change-id="ct304308192"/></text:p>
          </table:table-cell>
          <table:table-cell table:style-name="Table3.A2" office:value-type="string">
            <text:p text:style-name="P19"><text:change-start text:change-id="ct304308288"/>0x0000<text:change-end text:change-id="ct304308288"/></text:p>
          </table:table-cell>
          <table:table-cell table:style-name="Table3.A2" office:value-type="string">
            <text:p text:style-name="P19"><text:change-start text:change-id="ct304217680"/>0x1800,0sss<text:change-end text:change-id="ct304217680"/></text:p>
          </table:table-cell>
          <table:table-cell table:style-name="Table3.F2" office:value-type="string">
            <text:p text:style-name="P19"/>
          </table:table-cell>
        </table:table-row>
      </table:table>
      <text:p text:style-name="Standard"><text:change-start text:change-id="ct255796416"/></text:p>
      <text:list xml:id="list134789319" text:continue-numbering="true" text:style-name="L1">
        <text:list-item>
          <text:p text:style-name="P22"><text:change-end text:change-id="ct255796416"/><text:change-start text:change-id="ct304527776"/>Name: Standard name of the message.</text:p>
        </text:list-item>
        <text:list-item>
          <text:p text:style-name="P22">Dest ID: Whether this message includes <text:span text:style-name="T6">a destination address for a specific node. If no, the message is global.</text:span></text:p>
        </text:list-item>
        <text:list-item>
          <text:p text:style-name="P22">Event ID: Whether this message includes <text:span text:style-name="T6">an Event ID.</text:span><text:change-end text:change-id="ct304527776"/><text:change-start text:change-id="ct304537760"/></text:p>
        </text:list-item>
        <text:list-item>
          <text:p text:style-name="P1">Simple Node: Whether the message is included in the “simple node subset” (defined in the Message Networking TN).<text:change-end text:change-id="ct304537760"/></text:p>
        </text:list-item>
        <text:list-item>
          <text:p text:style-name="P22"><text:change text:change-id="ct304562624"/><text:change-start text:change-id="ct304260176"/>Common MTI<text:change-end text:change-id="ct304260176"/>: The 16-bit value, typically in hex notation, of the full M<text:change text:change-id="ct304562736"/><text:change-start text:change-id="ct304247360"/>essage Type Indicator.<text:change-end text:change-id="ct304247360"/><text:change-start text:change-id="ct304260384"/></text:p>
        </text:list-item>
        <text:list-item>
          <text:p text:style-name="P1"><text:change-end text:change-id="ct304260384"/><text:change text:change-id="ct304574224"/><text:change text:change-id="ct255204560"/><text:change text:change-id="ct255204464"/><text:change text:change-id="ct255204368"/><text:change text:change-id="ct255204272"/><text:change text:change-id="ct304247488"/><text:change text:change-id="ct304260480"/><text:change-start text:change-id="ct304546608"/>CAN format: Typical CAN frame representation of the MTI, including header and data byte if present. <text:s/>Source node ID alias is represented by “sss”. <text:s/>Destination node ID alias, if present, is represented by “ddd”.</text:p>
        </text:list-item>
        <text:list-item>
          <text:p text:style-name="P4"><text:soft-page-break/>Data <text:change-end text:change-id="ct304546608"/>Content: <text:change text:change-id="ct304546736"/><text:change-start text:change-id="ct304574448"/>Summary d<text:change-end text:change-id="ct304574448"/>escription of data bytes, if any, included after fixed fields such as MTI and destination address.<text:change text:change-id="ct304547008"/></text:p>
        </text:list-item>
      </text:list>
      <text:p text:style-name="P6">Note that this information is not completely independent. <text:s/>The MTI value depends on simple subset, priority subgroup, etc, values. We present the full set, at some risk of inconsistency, to make it easier to understand the containing Standard.</text:p>
      <text:p text:style-name="P6">For more information, see the various “Message Networking” Standards and Technical Notes.<text:change text:change-id="ct30426752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Data<text:tab/>1</text:p>
          <text:p text:style-name="P21"><text:s/>2.1 Numerical representation<text:tab/>1</text:p>
          <text:p text:style-name="P21"><text:s/>2.2 Byte sequences<text:tab/>1</text:p>
          <text:p text:style-name="P21"><text:s/>2.3 Bit sequences<text:tab/>1</text:p>
          <text:p text:style-name="P21"><text:s/>2.4 Strings<text:tab/>2</text:p>
          <text:p text:style-name="P20"><text:s/>3 Presentation<text:tab/>2</text:p>
          <text:p text:style-name="P21"><text:s/>3.1 Presentation of CAN Quantities<text:tab/>3</text:p>
          <text:p text:style-name="P21"><text:s/>3.2 Presentation of a OpenLCB message<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date style:data-style-name="N75" text:date-value="2012-06-15T10:58:04.99">Jun 15, 2012</text:date></text:span></text:span></text:p>
      </style:footer>
    </style:master-page>
    <style:master-page style:name="First_20_Page" style:display-name="First Page" style:page-layout-name="Mpm2" style:next-style-name="Standard">
      <style:header>
        <text:tracked-changes>
          <text:changed-region xml:id="ct255257632" text:id="ct255257632">
            <text:deletion>
              <office:change-info>
                <dc:creator>Bob Jacobsen</dc:creator>
                <dc:date>2012-05-28T16:51:00</dc:date>
              </office:change-info>
              <text:p text:style-name="MP5">Preliminary</text:p>
            </text:deletion>
          </text:changed-region>
          <text:changed-region xml:id="ct304122640" text:id="ct304122640">
            <text:insertion>
              <office:change-info>
                <dc:creator>Bob Jacobsen</dc:creator>
                <dc:date>2012-06-15T10:5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2-06-15T10:58:04.99">Jun 15, 2012</text:date></text:p>
            </table:table-cell>
            <table:table-cell table:style-name="Table1.C1" office:value-type="string">
              <text:p text:style-name="MP5"><text:change text:change-id="ct255257632"/><text:change-start text:change-id="ct304122640"/>Adopted<text:change-end text:change-id="ct304122640"/></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75" text:date-value="2012-06-15T10:58:04.99">Jun 15, 2012</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7</meta:editing-cycles>
    <meta:editing-duration>PT13H29M56S</meta:editing-duration>
    <meta:generator>OpenOffice.org/3.3$Unix OpenOffice.org_project/330m20$Build-9567</meta:generator>
    <dc:date>2012-06-15T10:58:04</dc:date>
    <dc:creator>Bob Jacobsen</dc:creator>
    <meta:keyword>Common Information</meta:keyword>
    <meta:document-statistic meta:table-count="2" meta:image-count="1" meta:object-count="0" meta:page-count="4" meta:paragraph-count="100" meta:word-count="1408" meta:character-count="8473"/>
    <meta:user-defined meta:name="Info 1"/>
    <meta:user-defined meta:name="Info 2"/>
    <meta:user-defined meta:name="Info 3"/>
    <meta:user-defined meta:name="Info 4"/>
  </office:meta>
</office:document-meta>
</file>